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style:writing-mode="pag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style:writing-mode="page"/>
    </style:style>
    <style:style style:name="P1" style:family="paragraph" style:parent-style-name="Standard">
      <style:text-properties style:font-name="Calibri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style:font-name="Calibri" officeooo:rsid="002d0e94" officeooo:paragraph-rsid="002d0e94"/>
    </style:style>
    <style:style style:name="P5" style:family="paragraph" style:parent-style-name="Standard" style:list-style-name="L2">
      <style:text-properties style:font-name="Calibri" officeooo:rsid="002d0e94" officeooo:paragraph-rsid="002d0e94"/>
    </style:style>
    <style:style style:name="P6" style:family="paragraph" style:parent-style-name="Standard" style:list-style-name="L3">
      <style:text-properties style:font-name="Calibri" fo:font-size="12pt" fo:font-weight="normal" officeooo:rsid="002d0e94" officeooo:paragraph-rsid="002d0e94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Calibri" fo:font-size="12pt" fo:font-weight="normal" officeooo:rsid="002036d8" officeooo:paragraph-rsid="002036d8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paragraph-rsid="0020bdca"/>
    </style:style>
    <style:style style:name="P9" style:family="paragraph" style:parent-style-name="Standard">
      <style:text-properties fo:font-weight="bold" officeooo:paragraph-rsid="0020bdca" style:font-weight-asian="bold" style:font-weight-complex="bold"/>
    </style:style>
    <style:style style:name="P10" style:family="paragraph" style:parent-style-name="Standard">
      <style:text-properties style:font-name="Calibri" fo:font-size="12pt" fo:font-weight="normal" officeooo:rsid="0020bdca" officeooo:paragraph-rsid="0020bdc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0bdc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def61" officeooo:paragraph-rsid="002def61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2def61" officeooo:paragraph-rsid="002def61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0bdca" officeooo:paragraph-rsid="0020bdca" style:font-size-asian="12pt" style:font-size-complex="12pt"/>
    </style:style>
    <style:style style:name="P15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0bdca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Calibri" fo:font-size="12pt" fo:font-weight="normal" officeooo:rsid="0020bdca" officeooo:paragraph-rsid="0020bdca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Calibri" fo:font-size="12pt" fo:font-weight="bold" officeooo:rsid="0020bdca" officeooo:paragraph-rsid="0020bdca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e7df8" officeooo:paragraph-rsid="002e7df8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2e7df8" officeooo:paragraph-rsid="002e7df8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e7df8" officeooo:paragraph-rsid="002e7df8" style:font-size-asian="12pt" style:font-size-complex="12pt"/>
    </style:style>
    <style:style style:name="P21" style:family="paragraph" style:parent-style-name="Standard">
      <style:text-properties style:font-name="Calibri" fo:font-size="12pt" fo:font-weight="bold" officeooo:rsid="0020bdca" officeooo:paragraph-rsid="00219a62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Calibri" fo:font-size="12pt" fo:font-weight="normal" officeooo:rsid="0020bdca" officeooo:paragraph-rsid="00219a6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19a62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248e69" officeooo:paragraph-rsid="00248e69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0bdca" officeooo:paragraph-rsid="00219a62" style:font-size-asian="12pt" style:font-size-complex="12pt"/>
    </style:style>
    <style:style style:name="P26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48e69" officeooo:paragraph-rsid="00248e69" style:font-size-asian="12pt" style:font-size-complex="12pt"/>
    </style:style>
    <style:style style:name="P27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0bdca" officeooo:paragraph-rsid="00219a62" style:font-size-asian="10.5pt" style:font-weight-asian="normal" style:font-size-complex="12pt" style:font-weight-complex="normal"/>
    </style:style>
    <style:style style:name="P28" style:family="paragraph" style:parent-style-name="Standard">
      <style:text-properties officeooo:paragraph-rsid="00219a62"/>
    </style:style>
    <style:style style:name="P29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fo:font-weight="bold" officeooo:rsid="002eef0d" officeooo:paragraph-rsid="002eef0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eef0d" officeooo:paragraph-rsid="002eef0d" style:font-size-asian="12pt" style:font-size-complex="12pt"/>
    </style:style>
    <style:style style:name="P31" style:family="paragraph" style:parent-style-name="Standard">
      <style:text-properties style:font-name="Calibri" officeooo:paragraph-rsid="00219a62"/>
    </style:style>
    <style:style style:name="P32" style:family="paragraph" style:parent-style-name="Standard">
      <style:text-properties style:font-name="Calibri" fo:font-weight="bold" officeooo:paragraph-rsid="00219a62" style:font-weight-asian="bold" style:font-weight-complex="bold"/>
    </style:style>
    <style:style style:name="P33" style:family="paragraph" style:parent-style-name="Standard">
      <style:text-properties style:font-name="Calibri" fo:font-size="12pt" fo:font-weight="normal" officeooo:rsid="0020bdca" officeooo:paragraph-rsid="00219a6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left="1.251cm" fo:text-indent="0cm" style:auto-text-indent="false"/>
      <style:text-properties style:font-name="Calibri" fo:font-size="12pt" fo:font-weight="normal" officeooo:rsid="00276b25" officeooo:paragraph-rsid="00276b25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margin-left="1.251cm" fo:text-align="center" style:justify-single-word="false" fo:text-indent="0cm" style:auto-text-indent="false"/>
      <style:text-properties style:font-name="Calibri" fo:font-size="12pt" officeooo:rsid="00276b25" officeooo:paragraph-rsid="00276b25" style:font-size-asian="12pt" style:font-size-complex="12pt"/>
    </style:style>
    <style:style style:name="T1" style:family="text">
      <style:text-properties officeooo:rsid="0031a25a"/>
    </style:style>
    <style:style style:name="T2" style:family="text">
      <style:text-properties officeooo:rsid="002def61"/>
    </style:style>
    <style:style style:name="T3" style:family="text">
      <style:text-properties officeooo:rsid="002e7df8"/>
    </style:style>
    <style:style style:name="T4" style:family="text">
      <style:text-properties style:font-name="Calibri" fo:font-size="12pt" fo:font-weight="normal" officeooo:rsid="0020bdca" style:font-size-asian="12pt" style:font-weight-asian="normal" style:font-size-complex="12pt" style:font-weight-complex="normal"/>
    </style:style>
    <style:style style:name="T5" style:family="text">
      <style:text-properties style:font-name="Calibri" fo:font-size="12pt" officeooo:rsid="0020bdca" style:font-size-asian="12pt" style:font-size-complex="12pt"/>
    </style:style>
    <style:style style:name="T6" style:family="text">
      <style:text-properties style:font-name="Calibri" fo:font-size="12pt" fo:font-style="italic" officeooo:rsid="002def61" style:font-size-asian="12pt" style:font-style-asian="italic" style:font-size-complex="12pt" style:font-style-complex="italic"/>
    </style:style>
    <style:style style:name="T7" style:family="text">
      <style:text-properties style:font-name="Calibri" fo:font-size="12pt" officeooo:rsid="002def61" style:font-size-asian="12pt" style:font-size-complex="12pt"/>
    </style:style>
    <style:style style:name="T8" style:family="text">
      <style:text-properties officeooo:rsid="0022edd6"/>
    </style:style>
    <style:style style:name="T9" style:family="text">
      <style:text-properties fo:font-style="italic" officeooo:rsid="0022edd6" style:font-style-asian="italic" style:font-style-complex="italic"/>
    </style:style>
    <style:style style:name="T10" style:family="text">
      <style:text-properties fo:font-style="italic" officeooo:rsid="002def61" style:font-style-asian="italic" style:font-style-complex="italic"/>
    </style:style>
    <style:style style:name="T11" style:family="text">
      <style:text-properties fo:font-style="italic" officeooo:rsid="002e7df8" style:font-style-asian="italic" style:font-style-complex="italic"/>
    </style:style>
    <style:style style:name="T12" style:family="text">
      <style:text-properties officeooo:rsid="00248e69"/>
    </style:style>
    <style:style style:name="T13" style:family="text">
      <style:text-properties fo:font-style="italic" officeooo:rsid="00248e69" style:font-style-asian="italic" style:font-style-complex="italic"/>
    </style:style>
    <style:style style:name="T14" style:family="text">
      <style:text-properties style:font-name="Calibri" fo:font-size="12pt" fo:font-weight="normal" officeooo:rsid="00219a62" style:font-size-asian="10.5pt" style:font-weight-asian="normal" style:font-size-complex="12pt" style:font-weight-complex="normal"/>
    </style:style>
    <style:style style:name="T15" style:family="text">
      <style:text-properties officeooo:rsid="002eef0d"/>
    </style:style>
    <style:style style:name="T16" style:family="text">
      <style:text-properties officeooo:rsid="00219a62"/>
    </style:style>
    <style:style style:name="T17" style:family="text">
      <style:text-properties fo:font-style="italic" officeooo:rsid="002eef0d" style:font-style-asian="italic" style:font-style-complex="italic"/>
    </style:style>
    <style:style style:name="T18" style:family="text">
      <style:text-properties officeooo:rsid="0025edd5"/>
    </style:style>
    <style:style style:name="T19" style:family="text">
      <style:text-properties fo:font-size="12pt" fo:font-weight="normal" officeooo:rsid="0020bdca" style:font-size-asian="12pt" style:font-weight-asian="normal" style:font-size-complex="12pt" style:font-weight-complex="normal"/>
    </style:style>
    <style:style style:name="T20" style:family="text">
      <style:text-properties fo:font-size="12pt" officeooo:rsid="0020bdca" style:font-size-asian="12pt" style:font-size-complex="12pt"/>
    </style:style>
    <style:style style:name="T21" style:family="text">
      <style:text-properties fo:font-size="12pt" fo:font-style="italic" officeooo:rsid="002eef0d" style:font-size-asian="12pt" style:font-style-asian="italic" style:font-size-complex="12pt" style:font-style-complex="italic"/>
    </style:style>
    <style:style style:name="T22" style:family="text">
      <style:text-properties fo:font-size="12pt" officeooo:rsid="002eef0d" style:font-size-asian="12pt" style:font-size-complex="12pt"/>
    </style:style>
    <style:style style:name="T23" style:family="text">
      <style:text-properties officeooo:rsid="00276b25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76b25" style:font-style-asian="italic" style:font-style-complex="italic"/>
    </style:style>
    <style:style style:name="T26" style:family="text">
      <style:text-properties officeooo:rsid="00221f5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AZIONE CONCETTUALE</text:p>
      <text:p text:style-name="P2"/>
      <text:p text:style-name="P3">Entità individuate:</text:p>
      <text:list text:style-name="L1">
        <text:list-item>
          <text:p text:style-name="P4">OrdineAppartenenza</text:p>
        </text:list-item>
        <text:list-item>
          <text:p text:style-name="P4">SpecieAnimale</text:p>
        </text:list-item>
        <text:list-item>
          <text:p text:style-name="P4">EsemplareAnimale</text:p>
        </text:list-item>
        <text:list-item>
          <text:p text:style-name="P4">Parco</text:p>
        </text:list-item>
        <text:list-item>
          <text:p text:style-name="P4">SpecieFlora</text:p>
        </text:list-item>
        <text:list-item>
          <text:p text:style-name="P4">TipoFlora</text:p>
        </text:list-item>
        <text:list-item>
          <text:p text:style-name="P4">Responsabile</text:p>
        </text:list-item>
        <text:list-item>
          <text:p text:style-name="P4">Regione</text:p>
        </text:list-item>
      </text:list>
      <text:p text:style-name="P2"/>
      <text:p text:style-name="P3">Attributi entità:</text:p>
      <text:list text:style-name="L2">
        <text:list-item>
          <text:p text:style-name="P5">OrdineAppartenenza: Nome, ID (PK)</text:p>
        </text:list-item>
        <text:list-item>
          <text:p text:style-name="P5">SpecieAnimale: Nome, Estinzione, ID (PK)</text:p>
        </text:list-item>
        <text:list-item>
          <text:p text:style-name="P5">EsemplareAnimale: Nome, Sesso, Data, A<text:span text:style-name="T1">dulto</text:span>, ID (PK)</text:p>
        </text:list-item>
        <text:list-item>
          <text:p text:style-name="P5">Parco: Nome, ID (PK)</text:p>
        </text:list-item>
        <text:list-item>
          <text:p text:style-name="P5">Regione: Nome, ID (PK)</text:p>
        </text:list-item>
        <text:list-item>
          <text:p text:style-name="P5">SpecieFlora: Nome, <text:span text:style-name="T2">Stagione, </text:span>ID (PK)</text:p>
        </text:list-item>
        <text:list-item>
          <text:p text:style-name="P5">TipoFlora: Nome, ID (PK)</text:p>
        </text:list-item>
        <text:list-item>
          <text:p text:style-name="P5">Responsabile: Nome, Cognome, Username, Password, ID (PK)</text:p>
        </text:list-item>
      </text:list>
      <text:p text:style-name="P2"/>
      <text:p text:style-name="P3">Associazioni indivuate:</text:p>
      <text:list text:style-name="L3">
        <text:list-item>
          <text:p text:style-name="P6">OrdineAppartenenza-SpecieAnimale: <text:span text:style-name="T2">Appartenere</text:span></text:p>
        </text:list-item>
        <text:list-item>
          <text:p text:style-name="P6">SpecieAnimale-EsemplareAnimale: Appartenere</text:p>
        </text:list-item>
        <text:list-item>
          <text:p text:style-name="P6">EsemplareAnimale-Parco: Includere</text:p>
        </text:list-item>
        <text:list-item>
          <text:p text:style-name="P6">Parco-Regione: <text:span text:style-name="T3">Contenere</text:span></text:p>
        </text:list-item>
        <text:list-item>
          <text:p text:style-name="P6">Parco-SpecieFlora: Includere</text:p>
        </text:list-item>
        <text:list-item>
          <text:p text:style-name="P6">SpecieFlora-TipoFlora: Appartenere</text:p>
        </text:list-item>
        <text:list-item>
          <text:p text:style-name="P6">Responsabile-Parco: Occupare</text:p>
        </text:list-item>
      </text:list>
      <text:p text:style-name="P7"/>
      <text:p text:style-name="P8"><text:span text:style-name="T4"/></text:p>
      <text:p text:style-name="P9"><text:span text:style-name="T5">Associazione </text:span><text:span text:style-name="T6">Essere</text:span><text:span text:style-name="T5"> tra </text:span><text:span text:style-name="T7">OrdineAppartenenza-SpecieAnimale</text:span><text:span text:style-name="T5">:</text:span></text:p>
      <text:p text:style-name="P10"/>
      <text:p text:style-name="P11">Un<text:span text:style-name="T8">a</text:span> <text:span text:style-name="T2">SpecieAnimale</text:span> <text:span text:style-name="T2">deve appartenere</text:span> <text:span text:style-name="T2">un OrdineAppartenenza</text:span><text:span text:style-name="T8">.</text:span></text:p>
      <text:p text:style-name="P12">A un OrdineAppartenenza possono appartenere uno o più SpecieAnimale. 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OrdineAppartenenza</text:p>
          </table:table-cell>
          <table:table-cell table:style-name="Table1.A1" office:value-type="string">
            <text:p text:style-name="P13">SpecieAnimale</text:p>
          </table:table-cell>
        </table:table-row>
        <table:table-row>
          <table:table-cell table:style-name="Table1.A1" office:value-type="string">
            <text:p text:style-name="P14">1 </text:p>
          </table:table-cell>
          <table:table-cell table:style-name="Table1.A1" office:value-type="string">
            <text:p text:style-name="P14">0..N</text:p>
          </table:table-cell>
        </table:table-row>
        <table:table-row>
          <table:table-cell table:style-name="Table1.A1" office:value-type="string">
            <text:p text:style-name="P14">1..1</text:p>
          </table:table-cell>
          <table:table-cell table:style-name="Table1.A1" office:value-type="string">
            <text:p text:style-name="P14">1</text:p>
          </table:table-cell>
        </table:table-row>
        <table:table-row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N</text:p>
          </table:table-cell>
        </table:table-row>
      </table:table>
      <text:p text:style-name="P11"/>
      <text:p text:style-name="P15">L’associazione <text:span text:style-name="T9">Appartenere</text:span> tra <text:span text:style-name="T2">OrdineAppartenenze</text:span><text:span text:style-name="T8">-</text:span><text:span text:style-name="T2">SpecieAnimale</text:span><text:span text:style-name="T8"> </text:span>è di tipo 1:N.</text:p>
      <text:p text:style-name="P16"/>
      <text:p text:style-name="P16"/>
      <text:p text:style-name="P16"/>
      <text:p text:style-name="P16"/>
      <text:p text:style-name="P16"/>
      <text:p text:style-name="P17"><text:soft-page-break/>Associazione <text:span text:style-name="T10">Appartenere</text:span> tra <text:span text:style-name="T2">SpecieAnimale-EsemplareAnimale</text:span>:</text:p>
      <text:p text:style-name="P10"/>
      <text:p text:style-name="P11"><text:span text:style-name="T3">Una SpecieAnimale può appartenere a più EsemplariAnimale</text:span>.</text:p>
      <text:p text:style-name="P18">Un EsemplareAnimale deve appartnere ad una SpecieAnimale.</text:p>
      <text:p text:style-name="P1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SpecieAnimale</text:p>
          </table:table-cell>
          <table:table-cell table:style-name="Table2.A1" office:value-type="string">
            <text:p text:style-name="P19">EsemplareAnimale</text:p>
          </table:table-cell>
        </table:table-row>
        <table:table-row>
          <table:table-cell table:style-name="Table2.A1" office:value-type="string">
            <text:p text:style-name="P14">1 </text:p>
          </table:table-cell>
          <table:table-cell table:style-name="Table2.A1" office:value-type="string">
            <text:p text:style-name="P14">0..<text:span text:style-name="T3">N</text:span></text:p>
          </table:table-cell>
        </table:table-row>
        <table:table-row>
          <table:table-cell table:style-name="Table2.A1" office:value-type="string">
            <text:p text:style-name="P20">1..1</text:p>
          </table:table-cell>
          <table:table-cell table:style-name="Table2.A1" office:value-type="string">
            <text:p text:style-name="P14">1</text:p>
          </table:table-cell>
        </table:table-row>
        <table:table-row>
          <table:table-cell table:style-name="Table2.A1" office:value-type="string">
            <text:p text:style-name="P20">1</text:p>
          </table:table-cell>
          <table:table-cell table:style-name="Table2.A1" office:value-type="string">
            <text:p text:style-name="P20">N</text:p>
          </table:table-cell>
        </table:table-row>
      </table:table>
      <text:p text:style-name="P11"/>
      <text:p text:style-name="P15">L’associazione <text:span text:style-name="T11">Appartenere</text:span> tra <text:span text:style-name="T3">SpecieAnimale-EsemplareAnimale</text:span> è di tipo 1:N.</text:p>
      <text:p text:style-name="P16"/>
      <text:p text:style-name="P17">Associazione <text:span text:style-name="T11">Includere</text:span> tra <text:span text:style-name="T3">EsemplareAnimale</text:span><text:span text:style-name="T12">-</text:span><text:span text:style-name="T3">Parco</text:span>:</text:p>
      <text:p text:style-name="P10"/>
      <text:p text:style-name="P11">Un <text:s/><text:span text:style-name="T3">EsemplareAnimale deve essere incluso in un Parco</text:span><text:span text:style-name="T12">.</text:span></text:p>
      <text:p text:style-name="P18">In un Parco possono essere inclusi uno o più EsemplariAnimale.</text:p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EsemplareAnimale</text:p>
          </table:table-cell>
          <table:table-cell table:style-name="Table3.A1" office:value-type="string">
            <text:p text:style-name="P19">Parco</text:p>
          </table:table-cell>
        </table:table-row>
        <table:table-row>
          <table:table-cell table:style-name="Table3.A1" office:value-type="string">
            <text:p text:style-name="P14">1 </text:p>
          </table:table-cell>
          <table:table-cell table:style-name="Table3.A1" office:value-type="string">
            <text:p text:style-name="P14"><text:span text:style-name="T3">1</text:span>..<text:span text:style-name="T3">1</text:span></text:p>
          </table:table-cell>
        </table:table-row>
        <table:table-row>
          <table:table-cell table:style-name="Table3.A1" office:value-type="string">
            <text:p text:style-name="P14"><text:span text:style-name="T3">0</text:span>..<text:span text:style-name="T3">N</text:span></text:p>
          </table:table-cell>
          <table:table-cell table:style-name="Table3.A1" office:value-type="string">
            <text:p text:style-name="P14">1</text:p>
          </table:table-cell>
        </table:table-row>
        <table:table-row>
          <table:table-cell table:style-name="Table3.A1" office:value-type="string">
            <text:p text:style-name="P20">N</text:p>
          </table:table-cell>
          <table:table-cell table:style-name="Table3.A1" office:value-type="string">
            <text:p text:style-name="P20">1</text:p>
          </table:table-cell>
        </table:table-row>
      </table:table>
      <text:p text:style-name="P11"/>
      <text:p text:style-name="P15">L’associazione <text:span text:style-name="T11">Includere</text:span> tra <text:span text:style-name="T3">Parco-EsemplareAnimale</text:span> è di tipo 1:N.</text:p>
      <text:p text:style-name="P15"/>
      <text:p text:style-name="P21">Associazione <text:span text:style-name="T13">Contenere</text:span> tra <text:span text:style-name="T12">Regione-Provincia</text:span>:</text:p>
      <text:p text:style-name="P22"/>
      <text:p text:style-name="P23">Un<text:span text:style-name="T12">a Regione </text:span>può <text:span text:style-name="T12">contenere una o più </text:span><text:span text:style-name="T3">Parchi</text:span><text:span text:style-name="T12">.</text:span></text:p>
      <text:p text:style-name="P23">Un <text:span text:style-name="T3">Parco</text:span> deve essere <text:span text:style-name="T12">contenut</text:span><text:span text:style-name="T3">o</text:span> <text:span text:style-name="T12">in una Regione.</text:span></text:p>
      <text:p text:style-name="P2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Regione</text:p>
          </table:table-cell>
          <table:table-cell table:style-name="Table4.A1" office:value-type="string">
            <text:p text:style-name="P19">Parco</text:p>
          </table:table-cell>
        </table:table-row>
        <table:table-row>
          <table:table-cell table:style-name="Table4.A1" office:value-type="string">
            <text:p text:style-name="P25">1 </text:p>
          </table:table-cell>
          <table:table-cell table:style-name="Table4.A1" office:value-type="string">
            <text:p text:style-name="P25">0..N</text:p>
          </table:table-cell>
        </table:table-row>
        <table:table-row>
          <table:table-cell table:style-name="Table4.A1" office:value-type="string">
            <text:p text:style-name="P25">1..<text:span text:style-name="T12">1</text:span></text:p>
          </table:table-cell>
          <table:table-cell table:style-name="Table4.A1" office:value-type="string">
            <text:p text:style-name="P25">1</text:p>
          </table:table-cell>
        </table:table-row>
        <table:table-row>
          <table:table-cell table:style-name="Table4.A1" office:value-type="string">
            <text:p text:style-name="P26">1</text:p>
          </table:table-cell>
          <table:table-cell table:style-name="Table4.A1" office:value-type="string">
            <text:p text:style-name="P25">N</text:p>
          </table:table-cell>
        </table:table-row>
      </table:table>
      <text:p text:style-name="P23"/>
      <text:p text:style-name="P27">L’associazione <text:span text:style-name="T12">Contenere</text:span> tra <text:span text:style-name="T12">Regione-</text:span><text:span text:style-name="T3">Parco </text:span>è di tipo <text:span text:style-name="T12">1:N.</text:span></text:p>
      <text:p text:style-name="P28"><text:span text:style-name="T14"/></text:p>
      <text:p text:style-name="P21">Associazione <text:span text:style-name="T3">Includer</text:span><text:span text:style-name="T13">e</text:span> tra <text:span text:style-name="T15">Parco-SpecieFlora</text:span>:</text:p>
      <text:p text:style-name="P22"/>
      <text:p text:style-name="P23">Un<text:span text:style-name="T16">a </text:span><text:span text:style-name="T12">P</text:span><text:span text:style-name="T15">arco può includere una o più SpecieFlora</text:span>.</text:p>
      <text:p text:style-name="P23"><text:span text:style-name="T12">U</text:span>n<text:span text:style-name="T15">a SpecieFlora deve essere inclusa in uno o più Parchi</text:span><text:span text:style-name="T12">.</text:span></text:p>
      <text:p text:style-name="P2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Parco</text:p>
          </table:table-cell>
          <table:table-cell table:style-name="Table5.A1" office:value-type="string">
            <text:p text:style-name="P29">SpecieFlora</text:p>
          </table:table-cell>
        </table:table-row>
        <table:table-row>
          <table:table-cell table:style-name="Table5.A1" office:value-type="string">
            <text:p text:style-name="P25">1 </text:p>
          </table:table-cell>
          <table:table-cell table:style-name="Table5.A1" office:value-type="string">
            <text:p text:style-name="P25">0..N</text:p>
          </table:table-cell>
        </table:table-row>
        <table:table-row>
          <table:table-cell table:style-name="Table5.A1" office:value-type="string">
            <text:p text:style-name="P25">1..<text:span text:style-name="T15">N</text:span></text:p>
          </table:table-cell>
          <table:table-cell table:style-name="Table5.A1" office:value-type="string">
            <text:p text:style-name="P25">1</text:p>
          </table:table-cell>
        </table:table-row>
        <table:table-row>
          <table:table-cell table:style-name="Table5.A1" office:value-type="string">
            <text:p text:style-name="P30">N</text:p>
          </table:table-cell>
          <table:table-cell table:style-name="Table5.A1" office:value-type="string">
            <text:p text:style-name="P25">N</text:p>
          </table:table-cell>
        </table:table-row>
      </table:table>
      <text:p text:style-name="P23"/>
      <text:p text:style-name="P27"><text:span text:style-name="T16">L’associazione </text:span><text:span text:style-name="T17">Includere</text:span><text:span text:style-name="T16"> tra </text:span><text:span text:style-name="T18">P</text:span><text:span text:style-name="T15">arco</text:span><text:span text:style-name="T18">-</text:span><text:span text:style-name="T15">SpecieFlora</text:span><text:span text:style-name="T16"> è di tipo </text:span><text:span text:style-name="T15">N</text:span><text:span text:style-name="T16">:N.</text:span></text:p>
      <text:p text:style-name="P31"><text:span text:style-name="T19"/></text:p>
      <text:p text:style-name="P31"><text:span text:style-name="T19"/></text:p>
      <text:p text:style-name="P32"><text:soft-page-break/><text:span text:style-name="T20">Associazione </text:span><text:span text:style-name="T21">Appartenere</text:span><text:span text:style-name="T20"> tra </text:span><text:span text:style-name="T22">SpecieFlora-TipoFlora</text:span><text:span text:style-name="T20">:</text:span></text:p>
      <text:p text:style-name="P22"/>
      <text:p text:style-name="P23">Un <text:span text:style-name="T15">TipoFlora può appartenere a uno o più SpecieFlora</text:span>.</text:p>
      <text:p text:style-name="P23"><text:span text:style-name="T23">U</text:span>na <text:span text:style-name="T15">SpecieFlora</text:span><text:span text:style-name="T23"> d</text:span>eve <text:span text:style-name="T15">appartenere</text:span><text:span text:style-name="T23"> </text:span><text:span text:style-name="T15">a un TipoFlora.</text:span></text:p>
      <text:p text:style-name="P2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TipoFlora</text:p>
          </table:table-cell>
          <table:table-cell table:style-name="Table6.A1" office:value-type="string">
            <text:p text:style-name="P29">SpecieFlora</text:p>
          </table:table-cell>
        </table:table-row>
        <table:table-row>
          <table:table-cell table:style-name="Table6.A1" office:value-type="string">
            <text:p text:style-name="P25">1 </text:p>
          </table:table-cell>
          <table:table-cell table:style-name="Table6.A1" office:value-type="string">
            <text:p text:style-name="P25">0..N</text:p>
          </table:table-cell>
        </table:table-row>
        <table:table-row>
          <table:table-cell table:style-name="Table6.A1" office:value-type="string">
            <text:p text:style-name="P25">1..1</text:p>
          </table:table-cell>
          <table:table-cell table:style-name="Table6.A1" office:value-type="string">
            <text:p text:style-name="P25">1</text:p>
          </table:table-cell>
        </table:table-row>
        <table:table-row>
          <table:table-cell table:style-name="Table6.A1" office:value-type="string">
            <text:p text:style-name="P25">1</text:p>
          </table:table-cell>
          <table:table-cell table:style-name="Table6.A1" office:value-type="string">
            <text:p text:style-name="P25">N</text:p>
          </table:table-cell>
        </table:table-row>
      </table:table>
      <text:p text:style-name="P23"/>
      <text:p text:style-name="P27">L’associazione <text:span text:style-name="T17">Appartenere</text:span> tra <text:span text:style-name="T15">TipoFlora-SpecieFlora</text:span> è di tipo 1:N.</text:p>
      <text:p text:style-name="P33"/>
      <text:p text:style-name="P21">Associazione<text:span text:style-name="T24"> </text:span><text:span text:style-name="T17">Occupare</text:span><text:span text:style-name="T25"> </text:span>tra <text:span text:style-name="T15">Responsabile</text:span><text:span text:style-name="T23">-</text:span><text:span text:style-name="T15">Parco</text:span>:</text:p>
      <text:p text:style-name="P22"/>
      <text:p text:style-name="P34">Un <text:span text:style-name="T15">Responsabile può occuparsi di uno o più Parchi.</text:span></text:p>
      <text:p text:style-name="P23"><text:span text:style-name="T15">In un Parco deve occuparsi un Responsabile</text:span><text:span text:style-name="T26">.</text:span></text:p>
      <text:p text:style-name="P2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9">Responsabile</text:p>
          </table:table-cell>
          <table:table-cell table:style-name="Table7.A1" office:value-type="string">
            <text:p text:style-name="P29">Parco</text:p>
          </table:table-cell>
        </table:table-row>
        <table:table-row>
          <table:table-cell table:style-name="Table7.A1" office:value-type="string">
            <text:p text:style-name="P25">1 </text:p>
          </table:table-cell>
          <table:table-cell table:style-name="Table7.A1" office:value-type="string">
            <text:p text:style-name="P25"><text:span text:style-name="T15">0</text:span>..N</text:p>
          </table:table-cell>
        </table:table-row>
        <table:table-row>
          <table:table-cell table:style-name="Table7.A1" office:value-type="string">
            <text:p text:style-name="P25">1..<text:span text:style-name="T23">1</text:span></text:p>
          </table:table-cell>
          <table:table-cell table:style-name="Table7.A1" office:value-type="string">
            <text:p text:style-name="P25">1</text:p>
          </table:table-cell>
        </table:table-row>
        <table:table-row>
          <table:table-cell table:style-name="Table7.A1" office:value-type="string">
            <text:p text:style-name="P35">1</text:p>
          </table:table-cell>
          <table:table-cell table:style-name="Table7.A1" office:value-type="string">
            <text:p text:style-name="P25">N</text:p>
          </table:table-cell>
        </table:table-row>
      </table:table>
      <text:p text:style-name="P23"/>
      <text:p text:style-name="P27">L’associazione <text:span text:style-name="T17">Occupare</text:span> tra <text:span text:style-name="T15">Responsabile-Parco</text:span> è di tipo <text:span text:style-name="T23">1</text:span>: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4:19:15.525538026</meta:creation-date>
    <dc:date>2025-05-03T16:14:29.423001435</dc:date>
    <meta:editing-duration>PT5H39M42S</meta:editing-duration>
    <meta:editing-cycles>8</meta:editing-cycles>
    <meta:generator>LibreOffice/24.8.4.2$Linux_X86_64 LibreOffice_project/bb3cfa12c7b1bf994ecc5649a80400d06cd71002</meta:generator>
    <meta:document-statistic meta:table-count="7" meta:image-count="0" meta:object-count="0" meta:page-count="3" meta:paragraph-count="111" meta:word-count="346" meta:character-count="2535" meta:non-whitespace-character-count="2314"/>
  </office:meta>
</office:document-meta>
</file>